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459000000BDCD2F41E0.png" manifest:media-type="image/png"/>
  <manifest:file-entry manifest:full-path="Pictures/10000201000002330000005F64AFA2D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cm" draw:shadow="hidden"/>
    </style:style>
    <style:style style:name="gr4" style:family="graphic" style:parent-style-name="standard">
      <style:graphic-properties draw:stroke="none" svg:stroke-color="#000000" draw:fill="none" draw:fill-color="#ffffff" fo:min-height="0.762cm" draw:shadow="hidden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fo:min-height="0.512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cc66" draw:textarea-horizontal-align="justify" draw:textarea-vertical-align="middle" draw:auto-grow-height="false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2" style:family="graphic" style:parent-style-name="objectwithoutfill">
      <style:graphic-properties draw:fill="none" draw:textarea-vertical-align="middle" draw:shadow="hidden"/>
    </style:style>
    <style:style style:name="gr13" style:family="graphic" style:parent-style-name="standard">
      <style:graphic-properties draw:stroke="none" svg:stroke-color="#000000" draw:fill="none" draw:fill-color="#ffffff" fo:min-height="0.697cm" draw:shadow="hidden"/>
    </style:style>
    <style:style style:name="gr14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color="#0000ff" draw:fill="solid" draw:fill-color="#ffff66" draw:textarea-horizontal-align="justify" draw:textarea-vertical-align="middle" draw:auto-grow-height="false" draw:shadow="hidden"/>
    </style:style>
    <style:style style:name="gr16" style:family="graphic" style:parent-style-name="standard">
      <style:graphic-properties svg:stroke-color="#0000ff" draw:fill="solid" draw:fill-color="#ff333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svg:stroke-color="#000000" draw:fill="none" draw:fill-color="#ffffff" fo:min-height="0.385cm" draw:shadow="hidden"/>
    </style:style>
    <style:style style:name="gr18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35cm" draw:shadow="hidden"/>
      <style:paragraph-properties style:writing-mode="tb-rl"/>
    </style:style>
    <style:style style:name="gr20" style:family="graphic" style:parent-style-name="standard">
      <style:graphic-properties svg:stroke-color="#0000ff" draw:fill="solid" draw:fill-color="#00ff00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svg:stroke-color="#000000" draw:fill="none" draw:fill-color="#ffffff" fo:min-height="0.762cm"/>
    </style:style>
    <style:style style:name="gr22" style:family="graphic" style:parent-style-name="objectwithoutfill">
      <style:graphic-properties svg:stroke-width="0.051cm" svg:stroke-color="#2323d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ff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2cm" svg:stroke-color="#ff0000" draw:marker-start="Arrow_20_concave" draw:marker-start-width="0.356cm" draw:marker-end="Arrow_20_concave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051cm" svg:stroke-color="#00ff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8" style:family="graphic" style:parent-style-name="standard">
      <style:graphic-properties TexMathsArgs="14§display§y(x)=w^Tx+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0.635cm"/>
    </style:style>
    <style:style style:name="gr31" style:family="graphic" style:parent-style-name="standard">
      <style:graphic-properties TexMathsArgs="14§display§P(C_1|x)=\frac{1}{1+\exp(-w^Tx-b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ff" draw:fill="solid" draw:fill-color="#00ae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svg:stroke-color="#0000ff" draw:fill="solid" draw:fill-color="#94006b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0000ff" draw:fill="solid" draw:fill-color="#00b8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35cm"/>
      <style:paragraph-properties style:writing-mode="tb-rl"/>
    </style:style>
    <style:style style:name="gr38" style:family="graphic" style:parent-style-name="standard">
      <style:graphic-properties draw:stroke="none" svg:stroke-color="#000000" draw:fill="none" draw:fill-color="#ffffff" fo:min-height="0.74cm"/>
    </style:style>
    <style:style style:name="gr39" style:family="graphic" style:parent-style-name="standard">
      <style:graphic-properties draw:stroke="none" svg:stroke-color="#000000" draw:fill="none" draw:fill-color="#ffffff" fo:min-height="0.782cm"/>
    </style:style>
    <style:style style:name="gr40" style:family="graphic" style:parent-style-name="standard">
      <style:graphic-properties draw:stroke="none" svg:stroke-color="#000000" draw:fill="none" draw:fill-color="#ffffff" fo:min-height="1.125cm"/>
    </style:style>
    <style:style style:name="P1" style:family="paragraph">
      <style:paragraph-properties fo:text-align="center"/>
    </style:style>
    <style:style style:name="P2" style:family="paragraph">
      <style:text-properties fo:font-size="16pt" fo:text-shadow="1pt 1pt" style:font-size-asian="16pt" style:font-size-complex="16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style:writing-mode="tb-rl"/>
    </style:style>
    <style:style style:name="T1" style:family="text">
      <style:text-properties fo:font-size="16pt" fo:text-shadow="1pt 1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016cm" svg:x="2.14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2.14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2.1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016cm" svg:x="7.73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016cm" svg:x="7.7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016cm" svg:x="7.73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016cm" svg:x="7.73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937cm" svg:height="0.878cm" svg:x="1.254cm" svg:y="2.905cm">
          <draw:text-box>
            <text:p><text:span text:style-name="T1">Visible Inputs</text:span></text:p>
          </draw:text-box>
        </draw:frame>
        <draw:frame draw:style-name="gr4" draw:text-style-name="P2" draw:layer="layout" svg:width="4.699cm" svg:height="1.012cm" svg:x="6.334cm" svg:y="2.143cm">
          <draw:text-box>
            <text:p><text:span text:style-name="T1">Hidden Features</text:span></text:p>
          </draw:text-box>
        </draw:frame>
        <draw:polygon draw:style-name="gr5" draw:text-style-name="P1" draw:layer="layout" svg:width="3.682cm" svg:height="5.841cm" svg:x="1.254cm" svg:y="2.778cm" svg:viewBox="0 0 3683 5842" draw:points="0,0 3683,0 3683,5842 105,5842 105,0">
          <text:p/>
        </draw:polygon>
        <draw:polygon draw:style-name="gr5" draw:text-style-name="P1" draw:layer="layout" svg:width="4.571cm" svg:height="7.238cm" svg:x="6.334cm" svg:y="2.016cm" svg:viewBox="0 0 4572 7239" draw:points="0,0 4572,0 4572,7239 131,7239 131,0">
          <text:p/>
        </draw:polygon>
        <draw:custom-shape draw:style-name="gr6" draw:text-style-name="P3" draw:layer="layout" svg:width="2.54cm" svg:height="1.143cm" svg:x="14.462cm" svg:y="3.54cm">
          <text:p text:style-name="P1"><text:span text:style-name="T2">SV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1.016cm" svg:x="14.462cm" svg:y="7.35cm">
          <text:p text:style-name="P1"><text:span text:style-name="T2">LDA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5cm" svg:height="0.878cm" svg:x="12.557cm" svg:y="1.635cm">
          <draw:text-box>
            <text:p><text:span text:style-name="T1">Discriminative Methods</text:span></text:p>
          </draw:text-box>
        </draw:frame>
        <draw:custom-shape draw:style-name="gr9" draw:text-style-name="P1" draw:layer="layout" svg:width="3.302cm" svg:height="0.508cm" svg:x="11.033cm" svg:y="3.7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302cm" svg:height="0.508cm" svg:x="11.033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572cm" svg:height="1.524cm" svg:x="17.891cm" svg:y="5.191cm">
          <text:p text:style-name="P1"><text:span text:style-name="T3">Label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1" draw:text-style-name="P1" draw:layer="layout" svg:x1="17.002cm" svg:y1="4.048cm" svg:x2="19.161cm" svg:y2="5.318cm">
          <text:p/>
        </draw:line>
        <draw:line draw:style-name="gr11" draw:text-style-name="P1" draw:layer="layout" svg:x1="17.129cm" svg:y1="7.985cm" svg:x2="19.161cm" svg:y2="6.588cm">
          <text:p/>
        </draw:line>
        <draw:line draw:style-name="gr12" draw:text-style-name="P1" draw:layer="layout" svg:x1="3.921cm" svg:y1="4.683cm" svg:x2="7.731cm" svg:y2="3.667cm">
          <text:p/>
        </draw:line>
        <draw:line draw:style-name="gr12" draw:text-style-name="P1" draw:layer="layout" svg:x1="3.921cm" svg:y1="4.683cm" svg:x2="7.731cm" svg:y2="5.318cm">
          <text:p/>
        </draw:line>
        <draw:line draw:style-name="gr12" draw:text-style-name="P1" draw:layer="layout" svg:x1="3.921cm" svg:y1="4.683cm" svg:x2="7.731cm" svg:y2="6.969cm">
          <text:p/>
        </draw:line>
        <draw:line draw:style-name="gr12" draw:text-style-name="P1" draw:layer="layout" svg:x1="3.921cm" svg:y1="4.683cm" svg:x2="7.731cm" svg:y2="8.62cm">
          <text:p/>
        </draw:line>
        <draw:line draw:style-name="gr12" draw:text-style-name="P1" draw:layer="layout" svg:x1="3.921cm" svg:y1="6.207cm" svg:x2="7.731cm" svg:y2="3.667cm">
          <text:p/>
        </draw:line>
        <draw:line draw:style-name="gr12" draw:text-style-name="P1" draw:layer="layout" svg:x1="3.921cm" svg:y1="6.334cm" svg:x2="7.731cm" svg:y2="5.318cm">
          <text:p/>
        </draw:line>
        <draw:line draw:style-name="gr12" draw:text-style-name="P1" draw:layer="layout" svg:x1="3.921cm" svg:y1="6.334cm" svg:x2="7.731cm" svg:y2="6.969cm">
          <text:p/>
        </draw:line>
        <draw:line draw:style-name="gr12" draw:text-style-name="P1" draw:layer="layout" svg:x1="3.921cm" svg:y1="6.334cm" svg:x2="7.731cm" svg:y2="8.62cm">
          <text:p/>
        </draw:line>
        <draw:line draw:style-name="gr12" draw:text-style-name="P1" draw:layer="layout" svg:x1="3.921cm" svg:y1="7.858cm" svg:x2="7.731cm" svg:y2="3.667cm">
          <text:p/>
        </draw:line>
        <draw:line draw:style-name="gr12" draw:text-style-name="P1" draw:layer="layout" svg:x1="3.921cm" svg:y1="7.985cm" svg:x2="7.731cm" svg:y2="5.318cm">
          <text:p/>
        </draw:line>
        <draw:line draw:style-name="gr12" draw:text-style-name="P1" draw:layer="layout" svg:x1="3.921cm" svg:y1="7.985cm" svg:x2="7.731cm" svg:y2="6.969cm">
          <text:p/>
        </draw:line>
        <draw:line draw:style-name="gr12" draw:text-style-name="P1" draw:layer="layout" svg:x1="3.921cm" svg:y1="7.858cm" svg:x2="7.731cm" svg:y2="8.62cm">
          <text:p/>
        </draw:line>
        <draw:line draw:style-name="gr12" draw:text-style-name="P1" draw:layer="layout" svg:x1="3.722cm" svg:y1="13.543cm" svg:x2="3.116cm" svg:y2="11.021cm">
          <text:p/>
        </draw:line>
        <draw:line draw:style-name="gr12" draw:text-style-name="P1" draw:layer="layout" svg:x1="3.622cm" svg:y1="13.544cm" svg:x2="4.42cm" svg:y2="11.019cm">
          <text:p/>
        </draw:line>
        <draw:line draw:style-name="gr12" draw:text-style-name="P1" draw:layer="layout" svg:x1="3.622cm" svg:y1="13.544cm" svg:x2="5.723cm" svg:y2="11.017cm">
          <text:p/>
        </draw:line>
        <draw:line draw:style-name="gr12" draw:text-style-name="P1" draw:layer="layout" svg:x1="3.722cm" svg:y1="13.543cm" svg:x2="7.026cm" svg:y2="11.014cm">
          <text:p/>
        </draw:line>
        <draw:line draw:style-name="gr12" draw:text-style-name="P1" draw:layer="layout" svg:x1="4.925cm" svg:y1="13.541cm" svg:x2="3.116cm" svg:y2="11.021cm">
          <text:p/>
        </draw:line>
        <draw:line draw:style-name="gr12" draw:text-style-name="P1" draw:layer="layout" svg:x1="4.926cm" svg:y1="13.542cm" svg:x2="4.42cm" svg:y2="11.019cm">
          <text:p/>
        </draw:line>
        <draw:line draw:style-name="gr12" draw:text-style-name="P1" draw:layer="layout" svg:x1="4.926cm" svg:y1="13.542cm" svg:x2="5.724cm" svg:y2="11.017cm">
          <text:p/>
        </draw:line>
        <draw:line draw:style-name="gr12" draw:text-style-name="P1" draw:layer="layout" svg:x1="5.026cm" svg:y1="13.541cm" svg:x2="7.027cm" svg:y2="11.014cm">
          <text:p/>
        </draw:line>
        <draw:line draw:style-name="gr12" draw:text-style-name="P1" draw:layer="layout" svg:x1="6.229cm" svg:y1="13.539cm" svg:x2="3.116cm" svg:y2="11.021cm">
          <text:p/>
        </draw:line>
        <draw:line draw:style-name="gr12" draw:text-style-name="P1" draw:layer="layout" svg:x1="6.229cm" svg:y1="13.539cm" svg:x2="4.42cm" svg:y2="11.019cm">
          <text:p/>
        </draw:line>
        <draw:line draw:style-name="gr12" draw:text-style-name="P1" draw:layer="layout" svg:x1="6.229cm" svg:y1="13.54cm" svg:x2="5.723cm" svg:y2="11.017cm">
          <text:p/>
        </draw:line>
        <draw:line draw:style-name="gr12" draw:text-style-name="P1" draw:layer="layout" svg:x1="6.229cm" svg:y1="13.539cm" svg:x2="7.027cm" svg:y2="11.014cm">
          <text:p/>
        </draw:line>
        <draw:frame draw:style-name="gr13" draw:text-style-name="P5" draw:layer="layout" svg:width="1.397cm" svg:height="0.947cm" svg:x="4.556cm" svg:y="15.293cm">
          <draw:text-box>
            <text:p><text:span text:style-name="T4">C1</text:span></text:p>
          </draw:text-box>
        </draw:frame>
        <draw:custom-shape draw:style-name="gr14" draw:text-style-name="P1" draw:layer="layout" svg:width="0.651cm" svg:height="3.429cm" draw:transform="skewX (0.0137881010907552) rotate (1.58650429006285) translate (3.413cm 15.22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762cm" svg:height="0.762cm" svg:x="2.659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4.056cm" svg:y="10.27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326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6.723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3.294cm" svg:y="13.573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4.564cm" svg:y="13.573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961cm" svg:y="13.573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183cm" svg:y1="13.543cm" svg:x2="8.577cm" svg:y2="11.021cm">
          <text:p/>
        </draw:line>
        <draw:line draw:style-name="gr12" draw:text-style-name="P1" draw:layer="layout" svg:x1="9.083cm" svg:y1="13.544cm" svg:x2="9.881cm" svg:y2="11.019cm">
          <text:p/>
        </draw:line>
        <draw:line draw:style-name="gr12" draw:text-style-name="P1" draw:layer="layout" svg:x1="9.083cm" svg:y1="13.544cm" svg:x2="11.184cm" svg:y2="11.017cm">
          <text:p/>
        </draw:line>
        <draw:line draw:style-name="gr12" draw:text-style-name="P1" draw:layer="layout" svg:x1="9.183cm" svg:y1="13.543cm" svg:x2="12.487cm" svg:y2="11.014cm">
          <text:p/>
        </draw:line>
        <draw:line draw:style-name="gr12" draw:text-style-name="P1" draw:layer="layout" svg:x1="10.386cm" svg:y1="13.541cm" svg:x2="8.577cm" svg:y2="11.021cm">
          <text:p/>
        </draw:line>
        <draw:line draw:style-name="gr12" draw:text-style-name="P1" draw:layer="layout" svg:x1="10.387cm" svg:y1="13.542cm" svg:x2="9.881cm" svg:y2="11.019cm">
          <text:p/>
        </draw:line>
        <draw:line draw:style-name="gr12" draw:text-style-name="P1" draw:layer="layout" svg:x1="10.387cm" svg:y1="13.542cm" svg:x2="11.185cm" svg:y2="11.017cm">
          <text:p/>
        </draw:line>
        <draw:line draw:style-name="gr12" draw:text-style-name="P1" draw:layer="layout" svg:x1="10.487cm" svg:y1="13.541cm" svg:x2="12.488cm" svg:y2="11.014cm">
          <text:p/>
        </draw:line>
        <draw:line draw:style-name="gr12" draw:text-style-name="P1" draw:layer="layout" svg:x1="11.69cm" svg:y1="13.539cm" svg:x2="8.577cm" svg:y2="11.021cm">
          <text:p/>
        </draw:line>
        <draw:line draw:style-name="gr12" draw:text-style-name="P1" draw:layer="layout" svg:x1="11.69cm" svg:y1="13.539cm" svg:x2="9.881cm" svg:y2="11.019cm">
          <text:p/>
        </draw:line>
        <draw:line draw:style-name="gr12" draw:text-style-name="P1" draw:layer="layout" svg:x1="11.69cm" svg:y1="13.54cm" svg:x2="11.184cm" svg:y2="11.017cm">
          <text:p/>
        </draw:line>
        <draw:line draw:style-name="gr12" draw:text-style-name="P1" draw:layer="layout" svg:x1="11.69cm" svg:y1="13.539cm" svg:x2="12.488cm" svg:y2="11.014cm">
          <text:p/>
        </draw:line>
        <draw:frame draw:style-name="gr13" draw:text-style-name="P5" draw:layer="layout" svg:width="1.397cm" svg:height="0.947cm" svg:x="10.017cm" svg:y="15.293cm">
          <draw:text-box>
            <text:p><text:span text:style-name="T4">C3</text:span></text:p>
          </draw:text-box>
        </draw:frame>
        <draw:custom-shape draw:style-name="gr15" draw:text-style-name="P1" draw:layer="layout" svg:width="0.762cm" svg:height="0.762cm" svg:x="8.12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9.517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0.787cm" svg:y="10.27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184cm" svg:y="10.2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8.755cm" svg:y="13.573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0.025cm" svg:y="13.573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1.422cm" svg:y="13.573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16cm" svg:y1="13.524cm" svg:x2="15.554cm" svg:y2="11.002cm">
          <text:p/>
        </draw:line>
        <draw:line draw:style-name="gr12" draw:text-style-name="P1" draw:layer="layout" svg:x1="16.06cm" svg:y1="13.525cm" svg:x2="16.858cm" svg:y2="11cm">
          <text:p/>
        </draw:line>
        <draw:line draw:style-name="gr12" draw:text-style-name="P1" draw:layer="layout" svg:x1="16.06cm" svg:y1="13.525cm" svg:x2="18.161cm" svg:y2="10.998cm">
          <text:p/>
        </draw:line>
        <draw:line draw:style-name="gr12" draw:text-style-name="P1" draw:layer="layout" svg:x1="16.16cm" svg:y1="13.524cm" svg:x2="19.464cm" svg:y2="10.995cm">
          <text:p/>
        </draw:line>
        <draw:line draw:style-name="gr12" draw:text-style-name="P1" draw:layer="layout" svg:x1="17.363cm" svg:y1="13.522cm" svg:x2="15.554cm" svg:y2="11.002cm">
          <text:p/>
        </draw:line>
        <draw:line draw:style-name="gr12" draw:text-style-name="P1" draw:layer="layout" svg:x1="17.364cm" svg:y1="13.523cm" svg:x2="16.858cm" svg:y2="11cm">
          <text:p/>
        </draw:line>
        <draw:line draw:style-name="gr12" draw:text-style-name="P1" draw:layer="layout" svg:x1="17.364cm" svg:y1="13.523cm" svg:x2="18.162cm" svg:y2="10.998cm">
          <text:p/>
        </draw:line>
        <draw:line draw:style-name="gr12" draw:text-style-name="P1" draw:layer="layout" svg:x1="17.464cm" svg:y1="13.522cm" svg:x2="19.465cm" svg:y2="10.995cm">
          <text:p/>
        </draw:line>
        <draw:line draw:style-name="gr12" draw:text-style-name="P1" draw:layer="layout" svg:x1="18.667cm" svg:y1="13.52cm" svg:x2="15.554cm" svg:y2="11.002cm">
          <text:p/>
        </draw:line>
        <draw:line draw:style-name="gr12" draw:text-style-name="P1" draw:layer="layout" svg:x1="18.667cm" svg:y1="13.52cm" svg:x2="16.858cm" svg:y2="11cm">
          <text:p/>
        </draw:line>
        <draw:line draw:style-name="gr12" draw:text-style-name="P1" draw:layer="layout" svg:x1="18.667cm" svg:y1="13.521cm" svg:x2="18.161cm" svg:y2="10.998cm">
          <text:p/>
        </draw:line>
        <draw:line draw:style-name="gr12" draw:text-style-name="P1" draw:layer="layout" svg:x1="18.667cm" svg:y1="13.52cm" svg:x2="19.465cm" svg:y2="10.995cm">
          <text:p/>
        </draw:line>
        <draw:frame draw:style-name="gr13" draw:text-style-name="P5" draw:layer="layout" svg:width="1.397cm" svg:height="0.947cm" svg:x="16.875cm" svg:y="15.209cm">
          <draw:text-box>
            <text:p><text:span text:style-name="T4">Cn</text:span></text:p>
          </draw:text-box>
        </draw:frame>
        <draw:custom-shape draw:style-name="gr15" draw:text-style-name="P1" draw:layer="layout" svg:width="0.762cm" svg:height="0.762cm" svg:x="15.097cm" svg:y="10.25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6.494cm" svg:y="10.25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7.764cm" svg:y="10.25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9.161cm" svg:y="10.25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5.732cm" svg:y="13.554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7.002cm" svg:y="13.554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8.399cm" svg:y="13.554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3.175cm" svg:height="1.826cm" svg:x="12.438cm" svg:y="11.16cm">
          <draw:text-box>
            <text:p><text:span text:style-name="T5">…</text:span><text:span text:style-name="T5">...</text:span></text:p>
          </draw:text-box>
        </draw:frame>
        <draw:custom-shape draw:style-name="gr14" draw:text-style-name="P1" draw:layer="layout" svg:width="0.651cm" svg:height="3.429cm" draw:transform="skewX (0.0137881010907552) rotate (1.58650429006285) translate (8.874cm 15.24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" draw:layer="layout" svg:width="0.651cm" svg:height="3.429cm" draw:transform="skewX (0.0137881010907552) rotate (1.58650429006285) translate (15.859cm 15.22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0.381cm" svg:height="3.81cm" svg:x="2.27cm" svg:y="10.3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7" draw:layer="layout" svg:width="1.212cm" svg:height="4.699cm" svg:x="1.361cm" svg:y="10.095cm">
          <draw:text-box>
            <text:p text:style-name="P7">Softmax Model</text:p>
          </draw:text-box>
        </draw:frame>
        <draw:line draw:style-name="gr5" draw:text-style-name="P1" draw:layer="layout" svg:x1="16.795cm" svg:y1="20.843cm" svg:x2="16.189cm" svg:y2="18.321cm">
          <text:p/>
        </draw:line>
        <draw:line draw:style-name="gr5" draw:text-style-name="P1" draw:layer="layout" svg:x1="16.695cm" svg:y1="20.844cm" svg:x2="17.493cm" svg:y2="18.319cm">
          <text:p/>
        </draw:line>
        <draw:line draw:style-name="gr5" draw:text-style-name="P1" draw:layer="layout" svg:x1="16.695cm" svg:y1="20.844cm" svg:x2="18.796cm" svg:y2="18.317cm">
          <text:p/>
        </draw:line>
        <draw:line draw:style-name="gr5" draw:text-style-name="P1" draw:layer="layout" svg:x1="16.795cm" svg:y1="20.843cm" svg:x2="20.099cm" svg:y2="18.314cm">
          <text:p/>
        </draw:line>
        <draw:line draw:style-name="gr5" draw:text-style-name="P1" draw:layer="layout" svg:x1="17.998cm" svg:y1="20.841cm" svg:x2="16.189cm" svg:y2="18.321cm">
          <text:p/>
        </draw:line>
        <draw:line draw:style-name="gr5" draw:text-style-name="P1" draw:layer="layout" svg:x1="17.999cm" svg:y1="20.842cm" svg:x2="17.493cm" svg:y2="18.319cm">
          <text:p/>
        </draw:line>
        <draw:line draw:style-name="gr5" draw:text-style-name="P1" draw:layer="layout" svg:x1="17.999cm" svg:y1="20.842cm" svg:x2="18.797cm" svg:y2="18.317cm">
          <text:p/>
        </draw:line>
        <draw:line draw:style-name="gr5" draw:text-style-name="P1" draw:layer="layout" svg:x1="18.099cm" svg:y1="20.841cm" svg:x2="20.1cm" svg:y2="18.314cm">
          <text:p/>
        </draw:line>
        <draw:line draw:style-name="gr5" draw:text-style-name="P1" draw:layer="layout" svg:x1="19.302cm" svg:y1="20.839cm" svg:x2="16.189cm" svg:y2="18.321cm">
          <text:p/>
        </draw:line>
        <draw:line draw:style-name="gr5" draw:text-style-name="P1" draw:layer="layout" svg:x1="19.302cm" svg:y1="20.839cm" svg:x2="17.493cm" svg:y2="18.319cm">
          <text:p/>
        </draw:line>
        <draw:line draw:style-name="gr5" draw:text-style-name="P1" draw:layer="layout" svg:x1="19.302cm" svg:y1="20.84cm" svg:x2="18.796cm" svg:y2="18.317cm">
          <text:p/>
        </draw:line>
        <draw:line draw:style-name="gr5" draw:text-style-name="P1" draw:layer="layout" svg:x1="19.302cm" svg:y1="20.839cm" svg:x2="20.1cm" svg:y2="18.314cm">
          <text:p/>
        </draw:line>
        <draw:frame draw:style-name="gr13" draw:text-style-name="P5" draw:layer="layout" svg:width="2.413cm" svg:height="0.947cm" svg:x="17.002cm" svg:y="22.459cm">
          <draw:text-box>
            <text:p><text:span text:style-name="T4">Visible</text:span></text:p>
          </draw:text-box>
        </draw:frame>
        <draw:custom-shape draw:style-name="gr15" draw:text-style-name="P1" draw:layer="layout" svg:width="0.762cm" svg:height="0.762cm" svg:x="15.732cm" svg:y="17.5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7.129cm" svg:y="17.5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8.399cm" svg:y="17.571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9.796cm" svg:y="17.57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6.367cm" svg:y="20.873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7.637cm" svg:y="20.873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9.034cm" svg:y="20.873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51cm" svg:height="3.429cm" draw:transform="skewX (0.0137881010907552) rotate (1.58650429006285) translate (16.377cm 22.35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" draw:layer="layout" svg:width="0.651cm" svg:height="4.825cm" draw:transform="skewX (0.0139626340159546) rotate (1.58650429006285) translate (15.736cm 17.529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0.762cm" svg:height="0.762cm" svg:x="10.398cm" svg:y="20.81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1.795cm" svg:y="20.7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3.065cm" svg:y="20.7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4.462cm" svg:y="20.7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51cm" svg:height="5.079cm" draw:transform="skewX (0.0137881010907552) rotate (1.58650429006285) translate (10.272cm 22.2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8.59934853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5" draw:layer="layout" svg:width="5.461cm" svg:height="0.947cm" svg:x="10.271cm" svg:y="22.274cm">
          <draw:text-box>
            <text:p><text:span text:style-name="T4">Softmax Label Unit</text:span></text:p>
          </draw:text-box>
        </draw:frame>
        <draw:frame draw:style-name="gr21" draw:text-style-name="P5" draw:layer="layout" svg:width="4.699cm" svg:height="1.012cm" svg:x="15.732cm" svg:y="15.986cm">
          <draw:text-box>
            <text:p><text:span text:style-name="T4">Hidden Features</text:span></text:p>
          </draw:text-box>
        </draw:frame>
        <draw:line draw:style-name="gr22" draw:text-style-name="P1" draw:layer="layout" svg:x1="13.446cm" svg:y1="20.808cm" svg:x2="16.113cm" svg:y2="18.395cm">
          <text:p/>
        </draw:line>
        <draw:line draw:style-name="gr23" draw:text-style-name="P1" draw:layer="layout" svg:x1="14.843cm" svg:y1="20.681cm" svg:x2="16.24cm" svg:y2="18.268cm">
          <text:p/>
        </draw:line>
        <draw:line draw:style-name="gr23" draw:text-style-name="P1" draw:layer="layout" svg:x1="12.176cm" svg:y1="20.808cm" svg:x2="16.367cm" svg:y2="18.268cm">
          <text:p/>
        </draw:line>
        <draw:line draw:style-name="gr23" draw:text-style-name="P1" draw:layer="layout" svg:x1="10.779cm" svg:y1="20.681cm" svg:x2="16.24cm" svg:y2="18.268cm">
          <text:p/>
        </draw:line>
        <draw:line draw:style-name="gr23" draw:text-style-name="P1" draw:layer="layout" svg:x1="12.176cm" svg:y1="20.808cm" svg:x2="17.383cm" svg:y2="18.395cm">
          <text:p/>
        </draw:line>
        <draw:line draw:style-name="gr23" draw:text-style-name="P1" draw:layer="layout" svg:x1="14.843cm" svg:y1="20.681cm" svg:x2="17.383cm" svg:y2="18.395cm">
          <text:p/>
        </draw:line>
        <draw:line draw:style-name="gr23" draw:text-style-name="P1" draw:layer="layout" svg:x1="13.446cm" svg:y1="20.808cm" svg:x2="18.78cm" svg:y2="18.395cm">
          <text:p/>
        </draw:line>
        <draw:line draw:style-name="gr23" draw:text-style-name="P1" draw:layer="layout" svg:x1="14.843cm" svg:y1="20.681cm" svg:x2="18.78cm" svg:y2="18.395cm">
          <text:p/>
        </draw:line>
        <draw:line draw:style-name="gr23" draw:text-style-name="P1" draw:layer="layout" svg:x1="10.779cm" svg:y1="20.681cm" svg:x2="17.51cm" svg:y2="18.395cm">
          <text:p/>
        </draw:line>
        <draw:line draw:style-name="gr23" draw:text-style-name="P1" draw:layer="layout" svg:x1="14.843cm" svg:y1="20.681cm" svg:x2="20.177cm" svg:y2="18.395cm">
          <text:p/>
        </draw:line>
        <draw:line draw:style-name="gr23" draw:text-style-name="P1" draw:layer="layout" svg:x1="13.573cm" svg:y1="20.681cm" svg:x2="17.383cm" svg:y2="18.395cm">
          <text:p/>
        </draw:line>
        <draw:line draw:style-name="gr23" draw:text-style-name="P1" draw:layer="layout" svg:x1="13.573cm" svg:y1="20.808cm" svg:x2="20.177cm" svg:y2="18.395cm">
          <text:p/>
        </draw:line>
        <draw:line draw:style-name="gr23" draw:text-style-name="P1" draw:layer="layout" svg:x1="12.176cm" svg:y1="20.808cm" svg:x2="18.653cm" svg:y2="18.395cm">
          <text:p/>
        </draw:line>
        <draw:line draw:style-name="gr23" draw:text-style-name="P1" draw:layer="layout" svg:x1="10.779cm" svg:y1="20.681cm" svg:x2="18.653cm" svg:y2="18.395cm">
          <text:p/>
        </draw:line>
        <draw:line draw:style-name="gr23" draw:text-style-name="P1" draw:layer="layout" svg:x1="10.779cm" svg:y1="20.681cm" svg:x2="20.05cm" svg:y2="18.395cm">
          <text:p/>
        </draw:line>
        <draw:line draw:style-name="gr23" draw:text-style-name="P1" draw:layer="layout" svg:x1="12.176cm" svg:y1="20.808cm" svg:x2="20.177cm" svg:y2="18.395cm">
          <text:p/>
        </draw:line>
        <draw:polyline draw:style-name="gr24" draw:text-style-name="P1" draw:layer="layout" svg:width="6.73cm" svg:height="7.619cm" draw:transform="rotate (-1.5707963267949) translate (9.38199999999999cm 17.002cm)" svg:viewBox="0 0 6731 7620" draw:points="0,7620 6731,7620 6731,0">
          <text:p/>
        </draw:polyline>
        <draw:line draw:style-name="gr25" draw:text-style-name="P1" draw:layer="layout" svg:x1="7.604cm" svg:y1="17.129cm" svg:x2="2.016cm" svg:y2="25.13cm">
          <text:p/>
        </draw:line>
        <draw:custom-shape draw:style-name="gr26" draw:text-style-name="P1" draw:layer="layout" svg:width="0.381cm" svg:height="0.381cm" svg:x="4.683cm" svg:y="20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381cm" svg:height="0.381cm" svg:x="3.774cm" svg:y="19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381cm" svg:height="0.381cm" svg:x="3.012cm" svg:y="19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381cm" svg:height="0.381cm" svg:x="2.885cm" svg:y="20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draw:layer="layout" svg:width="0.381cm" svg:height="0.381cm" svg:x="1.869cm" svg:y="19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" draw:layer="layout" svg:width="0.381cm" svg:height="0.381cm" svg:x="4.536cm" svg:y="21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" draw:layer="layout" svg:width="0.381cm" svg:height="0.381cm" svg:x="6.949cm" svg:y="22.8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1" draw:layer="layout" svg:width="3.328cm" svg:height="0.561cm" svg:x="2.625cm" svg:y="24.241cm">
          <draw:image xlink:href="Pictures/10000201000002330000005F64AFA2D7.png" xlink:type="simple" xlink:show="embed" xlink:actuate="onLoad">
            <text:p/>
          </draw:image>
        </draw:frame>
        <draw:custom-shape draw:style-name="gr29" draw:text-style-name="P1" draw:layer="layout" svg:width="9.238cm" svg:height="0.634cm" draw:transform="skewX (-0.0582939970166106) rotate (-0.619417351532787) translate (2.313cm 16.89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layer="layout" svg:width="0.762cm" svg:height="1.012cm" svg:x="2.143cm" svg:y="16.621cm">
          <draw:text-box>
            <text:p>1</text:p>
          </draw:text-box>
        </draw:frame>
        <draw:frame draw:style-name="gr21" draw:layer="layout" svg:width="0.762cm" svg:height="1.012cm" svg:x="8.62cm" svg:y="22.463cm">
          <draw:text-box>
            <text:p>0</text:p>
          </draw:text-box>
        </draw:frame>
        <draw:custom-shape draw:style-name="gr27" draw:text-style-name="P1" draw:layer="layout" svg:width="0.381cm" svg:height="0.381cm" svg:x="5.445cm" svg:y="2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layer="layout" svg:width="1.397cm" svg:height="0.962cm" svg:x="2.524cm" svg:y="20.812cm">
          <draw:text-box>
            <text:p>C1</text:p>
          </draw:text-box>
        </draw:frame>
        <draw:frame draw:style-name="gr30" draw:layer="layout" svg:width="1.397cm" svg:height="0.962cm" svg:x="5.699cm" svg:y="21.247cm">
          <draw:text-box>
            <text:p>C2</text:p>
          </draw:text-box>
        </draw:frame>
        <draw:frame draw:style-name="gr31" draw:text-style-name="P1" draw:layer="layout" svg:width="6.58cm" svg:height="1.117cm" svg:x="4.326cm" svg:y="17.891cm">
          <draw:image xlink:href="Pictures/1000020100000459000000BDCD2F41E0.png" xlink:type="simple" xlink:show="embed" xlink:actuate="onLoad">
            <text:p/>
          </draw:image>
        </draw:frame>
        <draw:custom-shape draw:style-name="gr15" draw:text-style-name="P1" draw:layer="layout" svg:width="0.762cm" svg:height="0.762cm" svg:x="3.286cm" svg:y="3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4.683cm" svg:y="3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953cm" svg:y="3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7.35cm" svg:y="37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3.921cm" svg:y="39.735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191cm" svg:y="39.735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6.588cm" svg:y="39.735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3.286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4.683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953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7.35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3.286cm" svg:y="3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4.683cm" svg:y="3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953cm" svg:y="3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7.35cm" svg:y="33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4.175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5.572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6.842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8.239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0.779cm" svg:y="37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176cm" svg:y="37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3.446cm" svg:y="37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4.843cm" svg:y="37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1.414cm" svg:y="39.608cm">
          <text:p text:style-name="P1">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2.684cm" svg:y="39.608cm">
          <text:p text:style-name="P1">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4.081cm" svg:y="39.608cm">
          <text:p text:style-name="P1">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0.779cm" svg:y="3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176cm" svg:y="3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3.446cm" svg:y="3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4.843cm" svg:y="35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0.779cm" svg:y="33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176cm" svg:y="33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3.446cm" svg:y="33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4.843cm" svg:y="33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10.017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11.414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12.684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14.081cm" svg:y="31.98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572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6.842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8.239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9.636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1.033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303cm" svg:y="29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5.572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6.842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8.239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9.636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1.033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12.303cm" svg:y="2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5.572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6.842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8.239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9.636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11.033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762cm" svg:height="0.762cm" svg:x="12.303cm" svg:y="26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762cm" svg:height="0.762cm" svg:x="14.986cm" svg:y="2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762cm" svg:height="0.762cm" svg:x="16.256cm" svg:y="2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762cm" svg:height="0.762cm" svg:x="17.653cm" svg:y="2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3.683cm" svg:height="1.016cm" svg:x="14.859cm" svg:y="28.09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7.747cm" svg:height="1.016cm" svg:x="5.445cm" svg:y="26.01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7.747cm" svg:height="1.016cm" svg:x="5.445cm" svg:y="27.9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" draw:layer="layout" svg:width="7.747cm" svg:height="1.016cm" svg:x="5.445cm" svg:y="29.8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" draw:layer="layout" svg:width="10.795cm" svg:height="1.016cm" svg:x="4.048cm" svg:y="31.86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3.243cm" svg:y="33.75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3.243cm" svg:y="35.68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3.243cm" svg:y="37.72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10.757cm" svg:y="37.4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10.757cm" svg:y="35.52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4.933cm" svg:height="1.016cm" svg:x="10.757cm" svg:y="33.6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3.636cm" svg:height="1.016cm" svg:x="11.313cm" svg:y="39.49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1" draw:layer="layout" svg:width="3.636cm" svg:height="1.016cm" svg:x="3.851cm" svg:y="39.65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6" draw:text-style-name="P1" draw:layer="layout" svg:width="0.477cm" svg:height="0.9cm" svg:x="5.424cm" svg:y="38.73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79cm" svg:x="5.397cm" svg:y="36.7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874cm" svg:x="5.423cm" svg:y="34.8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874cm" svg:x="5.476cm" svg:y="32.8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cm" svg:x="12.991cm" svg:y="38.54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cm" svg:x="12.991cm" svg:y="36.59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cm" svg:x="13.017cm" svg:y="34.60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715cm" svg:x="12.991cm" svg:y="32.914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1.006cm" svg:x="9.127cm" svg:y="30.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cm" svg:x="9.127cm" svg:y="28.9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0.9cm" svg:x="9.074cm" svg:y="27.0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477cm" svg:height="3.61cm" draw:transform="rotate (1.169196065911) translate (13.109cm 26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" draw:layer="layout" svg:width="0.608cm" svg:height="7.435cm" svg:x="1.879cm" svg:y="32.9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0.608cm" svg:height="7.435cm" svg:x="16.458cm" svg:y="32.9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layer="layout" svg:width="1.212cm" svg:height="4.154cm" svg:x="0.799cm" svg:y="35.349cm">
          <draw:text-box>
            <text:p>Image Path</text:p>
          </draw:text-box>
        </draw:frame>
        <draw:frame draw:style-name="gr37" draw:layer="layout" svg:width="1.212cm" svg:height="4.154cm" svg:x="16.912cm" svg:y="35.454cm">
          <draw:text-box>
            <text:p>Text Path</text:p>
          </draw:text-box>
        </draw:frame>
        <draw:frame draw:style-name="gr38" draw:layer="layout" svg:width="4.18cm" svg:height="0.99cm" svg:x="3.572cm" svg:y="40.879cm">
          <draw:text-box>
            <text:p>Gist+EH+HT</text:p>
          </draw:text-box>
        </draw:frame>
        <draw:frame draw:style-name="gr39" draw:layer="layout" svg:width="5.847cm" svg:height="1.673cm" svg:x="10.531cm" svg:y="40.879cm">
          <draw:text-box>
            <text:p>Word Vector Count</text:p>
          </draw:text-box>
        </draw:frame>
        <draw:frame draw:style-name="gr40" draw:layer="layout" svg:width="2.407cm" svg:height="1.375cm" svg:x="15.558cm" svg:y="29.211cm">
          <draw:text-box>
            <text:p>Lab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53.3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ome </meta:initial-creator>
    <meta:creation-date>2013-05-13T19:59:44</meta:creation-date>
    <dc:date>2013-05-20T19:47:50</dc:date>
    <dc:creator>Jerome </dc:creator>
    <meta:editing-duration>PT5H3M22S</meta:editing-duration>
    <meta:editing-cycles>11</meta:editing-cycles>
    <meta:generator>LibreOffice/3.5$Linux_x86 LibreOffice_project/350m1$Build-2</meta:generator>
    <meta:document-statistic meta:object-count="250"/>
  </office:meta>
</office:document-meta>
</file>